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208c15"/>
    </style:style>
    <style:style style:name="T1" style:family="text">
      <style:text-properties officeooo:rsid="001fb5a6"/>
    </style:style>
    <style:style style:name="T2" style:family="text">
      <style:text-properties officeooo:rsid="00208c1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Text_20_body">El sol comenzaba a inclinarse hacia el oeste cuando Elara, aún con el pulso acelerado por la carrera inútil tras Omhistrine, regresó al puesto de Grendha.</text:p>
      <text:p text:style-name="Text_20_body">A pesar de todo, no sentía verdadera preocupación.<text:line-break/>Después de todo, se trataba de una niña.<text:line-break/>Una niña asustada, tal vez desesperada.<text:line-break/>Seguramente reaparecería. Las cosas, con un poco de paciencia, volverían a su lugar.<text:line-break/>Elara decidió volver con Grendha, no tanto para dar explicaciones como para ofrecer una palabra de consuelo. Tal vez para compartir la risa inevitable que sigue a un malentendido.</text:p>
      <text:p text:style-name="Text_20_body">—No he conseguido alcanzarla —dijo, recobrando el aliento—. Lo siento. Pero estoy segura de que la veremos pronto por aquí. Ya verás, todo se aclarará.</text:p>
      <text:p text:style-name="Text_20_body">Grendha asintió, pero su expresión seguía tensa. Había algo en la forma en que miraba el vacío, como si rebobinara una película que no entendía del todo.</text:p>
      <text:p text:style-name="Text_20_body">—Esa niña… había estado por aquí en varias ocasiones. Miraba entre mis cosas como quien busca un recuerdo enterrado. Y lo más extraño es que si era este amuleto lo que quería… ha estado a la vista todo el tiempo. Nadie lo escondió.</text:p>
      <text:p text:style-name="Text_20_body">Antes de que Elara pudiera responder, una sombra se deslizó entre los puestos vecinos.<text:line-break/>El joven que había visto antes —el ladrón del mercado, con su andar felino y los ojos alerta— se acercó sin hacer ruido.<text:line-break/>No era mayor que ella, pero había algo en su mirada que lo volvía más antiguo. Como si hubiera vivido muchas vidas en callejones polvorientos y esquinas olvidadas.</text:p>
      <text:p text:style-name="Text_20_body">—Buenas tardes —dijo, con voz tranquila, casi educada.</text:p>
      <text:p text:style-name="Text_20_body">Elara entrecerró los ojos, erguida como un árbol que huele tormenta.</text:p>
      <text:p text:style-name="Text_20_body">—¿Vienes a robarnos?</text:p>
      <text:p text:style-name="Text_20_body">El joven sonrió, sin arrogancia.</text:p>
      <text:p text:style-name="Text_20_body">—Te equivocas —respondió con calma—.<text:line-break/>Vengo a devolver esto a su legítima dueña.</text:p>
      <text:p text:style-name="Text_20_body">Alzó la mano.<text:line-break/><text:span text:style-name="T1">Extendiendo en </text:span>su palma, el amuleto<text:span text:style-name="T1"> robado</text:span>.<text:line-break/>—Es suyo, Grendha. Aquí lo tiene.</text:p>
      <text:p text:style-name="Text_20_body">Grendha extendió los dedos con lentitud, como si dudara si tomarlo o no. Sus ojos se movieron entre el rostro del muchacho y la piedra que brillaba tenuemente a la luz dorada del atardecer.</text:p>
      <text:p text:style-name="Text_20_body">Elara dio un paso adelante, incrédula.</text:p>
      <text:p text:style-name="Text_20_body">—¿Has robado a la niña?</text:p>
      <text:p text:style-name="Text_20_body"><text:soft-page-break/>El joven negó con la cabeza. Su voz seguía siendo suave, pero su tono tenía filo.</text:p>
      <text:p text:style-name="Text_20_body">—Te equivocas de nuevo.<text:line-break/>Ella lo robó.<text:line-break/>Yo lo recuperé.</text:p>
      <text:p text:style-name="Text_20_body">Elara frunció el ceño.<text:line-break/>—¿Y por qué lo devuelves? —preguntó—. ¿Por qué no lo vendes?</text:p>
      <text:p text:style-name="Text_20_body">El muchacho sostuvo su mirada.<text:line-break/>La respuesta no tardó.</text:p>
      <text:p text:style-name="Text_20_body">—<text:span text:style-name="T2">H</text:span>e visto estos amuletos antes.<text:line-break/>Y de ellos sé dos cosas con certeza.</text:p>
      <text:p text:style-name="Text_20_body">—La primera es que son peligrosos.<text:line-break/>Y la segunda, que debemos evitar por todos los medios que caigan en <text:span text:style-name="T2">las </text:span>manos del mal.</text:p>
      <text:p text:style-name="Text_20_body">El silencio se espesó entre los tres.</text:p>
      <text:p text:style-name="Text_20_body">—¿El mal? —repitió Elara<text:span text:style-name="T2"> con indignacion</text:span>—. Pero si <text:span text:style-name="T2">solo es</text:span> una niña...</text:p>
      <text:p text:style-name="Text_20_body">—<text:span text:style-name="T2">Te equivocas otra vez</text:span> —interrumpió el joven con suavidad—.<text:line-break/></text:p>
      <text:p text:style-name="Text_20_body">Y con un leve asentimiento, giró sobre sus talones y se alejó sin despedirse, perdiéndose entre los murmullos del mercado.</text:p>
      <text:p text:style-name="Text_20_body">Elara y Grendha se quedaron en silencio.</text:p>
      <text:p text:style-name="Text_20_body">Grendha, aún sin decir palabra, volvió los ojos al amuleto.<text:line-break/></text:p>
      <text:p text:style-name="P1">—Bueno… me alegra que lo hayas recuperado —dijo—. Guárdalo en un lugar seguro.<text:line-break/>Ahora debo continuar mi camino.</text:p>
      <text:p text:style-name="P1">Hizo una pausa, luego añadió:</text:p>
      <text:p text:style-name="P1">—¿Sabes <text:span text:style-name="T2">a</text:span>dónde puedo conseguir transporte hacia Rainy Valley?</text:p>
      <text:p text:style-name="P1">Grendha no apartó la vista del amuleto.</text:p>
      <text:p text:style-name="P1">—Habla con Eldrihk. El vendedor de antigüedades.<text:line-break/>Tiene contactos allí.<text:line-break/>Suele comerciar con Rainy Valley.—respondio Grendha<text:span text:style-name="T2"> </text:span>sin dejar de mirar el amuleto<text:span text:style-name="T2">.</text:span></text:p>
      <text:p text:style-name="Text_20_body">Era su amuleto, de eso estaba segura, sin embargo el color habia cambiado, ya no era un cristal transparente sino que se habia vuelto ligeramente opaco con un tono gris. 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5-10T18:22:04.032000000</meta:creation-date>
    <dc:date>2025-05-10T18:44:59.528000000</dc:date>
    <meta:editing-duration>PT1M35S</meta:editing-duration>
    <meta:editing-cycles>1</meta:editing-cycles>
    <meta:document-statistic meta:table-count="0" meta:image-count="0" meta:object-count="0" meta:page-count="2" meta:paragraph-count="33" meta:word-count="599" meta:character-count="3460" meta:non-whitespace-character-count="2898"/>
    <meta:generator>LibreOffice/7.3.5.2$Windows_X86_64 LibreOffice_project/184fe81b8c8c30d8b5082578aee2fed2ea847c01</meta:generator>
  </office:meta>
</office:document-meta>
</file>